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c53e" officeooo:paragraph-rsid="0003c53e"/>
    </style:style>
    <style:style style:name="P2" style:family="paragraph" style:parent-style-name="Standard">
      <style:text-properties officeooo:rsid="0003c53e" officeooo:paragraph-rsid="0003c53e"/>
    </style:style>
    <style:style style:name="T1" style:family="text">
      <style:text-properties officeooo:rsid="00040a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ed to choose the correct format to use in git bash. Do not use .txt to create a file.</text:p>
      <text:p text:style-name="P1"/>
      <text:p text:style-name="P1"><text:s/><text:span text:style-name="T1">Changing data to re- commit.</text:span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10-08T15:24:05.844000000</dc:date>
    <meta:editing-duration>PT2M40S</meta:editing-duration>
    <meta:editing-cycles>4</meta:editing-cycles>
    <meta:document-statistic meta:table-count="0" meta:image-count="0" meta:object-count="0" meta:page-count="1" meta:paragraph-count="2" meta:word-count="24" meta:character-count="116" meta:non-whitespace-character-count="93"/>
  </office:meta>
</office:document-meta>
</file>